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9.97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7.85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25.68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64.08mm"/>
    </style:style>
    <style:style style:name="co14" style:family="table-column">
      <style:table-column-properties fo:break-before="auto" style:column-width="23.78mm"/>
    </style:style>
    <style:style style:name="co15" style:family="table-column">
      <style:table-column-properties fo:break-before="auto" style:column-width="31.94mm"/>
    </style:style>
    <style:style style:name="co16" style:family="table-column">
      <style:table-column-properties fo:break-before="auto" style:column-width="34.4mm"/>
    </style:style>
    <style:style style:name="co17" style:family="table-column">
      <style:table-column-properties fo:break-before="auto" style:column-width="37.39mm"/>
    </style:style>
    <style:style style:name="co18" style:family="table-column">
      <style:table-column-properties fo:break-before="auto" style:column-width="34.94mm"/>
    </style:style>
    <style:style style:name="co19" style:family="table-column">
      <style:table-column-properties fo:break-before="auto" style:column-width="33.04mm"/>
    </style:style>
    <style:style style:name="co20" style:family="table-column">
      <style:table-column-properties fo:break-before="auto" style:column-width="19.42mm"/>
    </style:style>
    <style:style style:name="co21" style:family="table-column">
      <style:table-column-properties fo:break-before="auto" style:column-width="99.75mm"/>
    </style:style>
    <style:style style:name="co22" style:family="table-column">
      <style:table-column-properties fo:break-before="auto" style:column-width="28.95mm"/>
    </style:style>
    <style:style style:name="co23" style:family="table-column">
      <style:table-column-properties fo:break-before="auto" style:column-width="22.68mm"/>
    </style:style>
    <style:style style:name="co24" style:family="table-column">
      <style:table-column-properties fo:break-before="auto" style:column-width="24.85mm"/>
    </style:style>
    <style:style style:name="co25" style:family="table-column">
      <style:table-column-properties fo:break-before="auto" style:column-width="24.04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40.38mm"/>
    </style:style>
    <style:style style:name="co28" style:family="table-column">
      <style:table-column-properties fo:break-before="auto" style:column-width="59.73mm"/>
    </style:style>
    <style:style style:name="co29" style:family="table-column">
      <style:table-column-properties fo:break-before="auto" style:column-width="36.3mm"/>
    </style:style>
    <style:style style:name="co30" style:family="table-column">
      <style:table-column-properties fo:break-before="auto" style:column-width="21.04mm"/>
    </style:style>
    <style:style style:name="co31" style:family="table-column">
      <style:table-column-properties fo:break-before="auto" style:column-width="29.49mm"/>
    </style:style>
    <style:style style:name="co32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4000"/>
      <style:text-properties style:use-window-font-color="true"/>
    </style:style>
    <style:style style:name="ce2" style:family="table-cell" style:parent-style-name="Default" style:data-style-name="N100">
      <style:table-cell-properties fo:background-color="#ff4000" style:rotation-align="none"/>
      <style:text-properties style:use-window-font-color="true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fo:background-color="transparent" style:rotation-align="none"/>
    </style:style>
    <style:style style:name="ce8" style:family="table-cell" style:parent-style-name="Default" style:data-style-name="N100">
      <style:table-cell-properties fo:background-color="#ff4000" style:rotation-align="none"/>
    </style:style>
    <style:style style:name="ce3" style:family="table-cell" style:parent-style-name="Default" style:data-style-name="N100">
      <style:table-cell-properties fo:background-color="transparent" style:rotation-align="none"/>
      <style:text-properties style:use-window-font-color="true"/>
    </style:style>
    <style:style style:name="ce10" style:family="table-cell" style:parent-style-name="Default" style:data-style-name="N0">
      <style:table-cell-properties style:rotation-align="none"/>
    </style:style>
    <style:style style:name="ce11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tudentenlij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8" table:default-cell-style-name="ce4"/>
        <table:table-row table:style-name="ro1">
          <table:table-cell table:style-name="ce1" office:value-type="string" calcext:value-type="string">
            <text:p>Subgroep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Code</text:p>
          </table:table-cell>
          <table:table-cell table:style-name="ce2" office:value-type="string" calcext:value-type="string">
            <text:p>Geef aub je persoonlijke code in</text:p>
          </table:table-cell>
          <table:table-cell office:value-type="string" calcext:value-type="string">
            <text:p>Zat je in de groep die retrieval practise beoefende</text:p>
          </table:table-cell>
          <table:table-cell office:value-type="string" calcext:value-type="string">
            <text:p>Luisterde je naar muziek tijdens het instuderen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eboortejaar</text:p>
          </table:table-cell>
          <table:table-cell office:value-type="string" calcext:value-type="string">
            <text:p>Hoe zou je je woonplaats beschrijven?</text:p>
          </table:table-cell>
          <table:table-cell office:value-type="string" calcext:value-type="string">
            <text:p>Wat is je godsdienst (al dan niet praktiserend)?</text:p>
          </table:table-cell>
          <table:table-cell office:value-type="string" calcext:value-type="string">
            <text:p>Wat is je moedertaal?</text:p>
          </table:table-cell>
          <table:table-cell office:value-type="string" calcext:value-type="string">
            <text:p>Wat is het hoogst behaalde diploma van je vader?</text:p>
          </table:table-cell>
          <table:table-cell office:value-type="string" calcext:value-type="string">
            <text:p>Wat is het hoogst behaalde diploma van je moeder?</text:p>
          </table:table-cell>
          <table:table-cell office:value-type="string" calcext:value-type="string">
            <text:p>Welk soort opleiding volgde je in het secundair?</text:p>
          </table:table-cell>
          <table:table-cell office:value-type="string" calcext:value-type="string">
            <text:p>Hoeveel uren Wiskunde had je in het laatste jaar van het secundair?</text:p>
          </table:table-cell>
          <table:table-cell office:value-type="string" calcext:value-type="string">
            <text:p>Hoeveel uren Nederlands had je in het laatste jaar van het secundair?</text:p>
          </table:table-cell>
          <table:table-cell office:value-type="string" calcext:value-type="string">
            <text:p>Heb je in de loop van je opleiding toegepaste informatica ooit een vak of vakken moeten overdoen, d.w.z. ook na de tweede zittijd geen credit gehaald?</text:p>
          </table:table-cell>
          <table:table-cell office:value-type="string" calcext:value-type="string">
            <text:p>Wat was je studie-efficiëntie het afgelopen academiejaar (d.w.z. het percentage van behaalde credits t.o.v. opgenomen credits)?</text:p>
          </table:table-cell>
          <table:table-cell office:value-type="string" calcext:value-type="string">
            <text:p>De hoeveelste keer ben je ingeschreven voor het vak Onderzoekstechnieken?</text:p>
          </table:table-cell>
          <table:table-cell office:value-type="string" calcext:value-type="string">
            <text:p>Volg je dit jaar</text:p>
          </table:table-cell>
          <table:table-cell office:value-type="string" calcext:value-type="string">
            <text:p>Welke keuzerichting volg je in 2TI?</text:p>
          </table:table-cell>
          <table:table-cell office:value-type="string" calcext:value-type="string">
            <text:p>Heb je een leerstoornis of een andere medische conditie die impact heeft op je studies (meerdere antwoorden mogelijk)?</text:p>
          </table:table-cell>
          <table:table-cell office:value-type="string" calcext:value-type="string">
            <text:p>Hoeveel uur per dag beweeg je gemiddeld? Bv. ook fietsen van/naar school, wandelen, enz.</text:p>
          </table:table-cell>
          <table:table-cell office:value-type="string" calcext:value-type="string">
            <text:p>Hoeveel uur per week beoefen je een sport? (bv. NIET wandelen, fietsen van/naar school. Wel bv. voetbal in clubverband, atletiek, zwemmen, enz.)</text:p>
          </table:table-cell>
          <table:table-cell office:value-type="string" calcext:value-type="string">
            <text:p>Hoeveel boeken lees je gemiddeld per maand?</text:p>
          </table:table-cell>
          <table:table-cell office:value-type="string" calcext:value-type="string">
            <text:p>Hoeveel eenheden alcohol consumeer je gemiddeld per week? Een eenheid is een glas/portie van een alcoholhoudende drank</text:p>
          </table:table-cell>
          <table:table-cell office:value-type="string" calcext:value-type="string">
            <text:p>Hoe vaak gebruik je cannabis?</text:p>
          </table:table-cell>
          <table:table-cell office:value-type="string" calcext:value-type="string">
            <text:p>Hoe veel uur slaap je gemiddeld voor een schooldag?</text:p>
          </table:table-cell>
          <table:table-cell office:value-type="string" calcext:value-type="string">
            <text:p>Hoe beoordeel je je eigen slaapkwaliteit?</text:p>
          </table:table-cell>
          <table:table-cell office:value-type="string" calcext:value-type="string">
            <text:p>Hoe regelmatig is je slaappatroon, d.w.z. in hoeverre ga je telkens op hetzelfde uur slapen en sta je op hetzelfde uur op?</text:p>
          </table:table-cell>
          <table:table-cell office:value-type="string" calcext:value-type="string">
            <text:p>Hoe vaak word je wakker 's nachts?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Vermeulen Gijs</text:p>
          </table:table-cell>
          <table:table-cell table:number-columns-repeated="2" office:value-type="string" calcext:value-type="string">
            <text:p>?=G4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Niet benoemde leerstoornis;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Derous Fatiha</text:p>
          </table:table-cell>
          <table:table-cell office:value-type="string" calcext:value-type="string">
            <text:p>?AY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Van Spaendonck Thymon</text:p>
          </table:table-cell>
          <table:table-cell office:value-type="string" calcext:value-type="string">
            <text:p>?KZ3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Nazari Milad</text:p>
          </table:table-cell>
          <table:table-cell office:value-type="string" calcext:value-type="string">
            <text:p>?MS8</text:p>
          </table:table-cell>
          <table:table-cell table:style-name="ce5" office:value-type="string" calcext:value-type="string">
            <text:p>?MS8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Perzisch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Savat Keelan</text:p>
          </table:table-cell>
          <table:table-cell table:number-columns-repeated="2" office:value-type="string" calcext:value-type="string">
            <text:p>?OA36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Leenknegt Nicolaas</text:p>
          </table:table-cell>
          <table:table-cell table:number-columns-repeated="2" office:value-type="string" calcext:value-type="string">
            <text:p>?ZB3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De Tant Fabio</text:p>
          </table:table-cell>
          <table:table-cell office:value-type="string" calcext:value-type="string">
            <text:p>'=FB42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Vercleyen Vital</text:p>
          </table:table-cell>
          <table:table-cell office:value-type="string" calcext:value-type="string">
            <text:p>'=h=46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Opalfvens Bono</text:p>
          </table:table-cell>
          <table:table-cell office:value-type="string" calcext:value-type="string">
            <text:p>'=TU14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Vyverman Sven</text:p>
          </table:table-cell>
          <table:table-cell office:value-type="string" calcext:value-type="string">
            <text:p>@?M4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Duwée Kato</text:p>
          </table:table-cell>
          <table:table-cell office:value-type="string" calcext:value-type="string">
            <text:p>@BG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Malfliet Jef</text:p>
          </table:table-cell>
          <table:table-cell table:number-columns-repeated="2" office:value-type="string" calcext:value-type="string">
            <text:p>@J=4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Weet nie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ATP/S2@S2</text:p>
          </table:table-cell>
          <table:table-cell office:value-type="string" calcext:value-type="string">
            <text:p>Dewachter Jochen</text:p>
          </table:table-cell>
          <table:table-cell table:number-columns-repeated="2" office:value-type="string" calcext:value-type="string">
            <text:p>@UI1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Van Ranst Shawn</text:p>
          </table:table-cell>
          <table:table-cell office:value-type="string" calcext:value-type="string">
            <text:p>@VP14</text:p>
          </table:table-cell>
          <table:table-cell office:value-type="string" calcext:value-type="string">
            <text:p>@vp1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Anno Steven</text:p>
          </table:table-cell>
          <table:table-cell office:value-type="string" calcext:value-type="string">
            <text:p>@VT1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De Bleecker Bram</text:p>
          </table:table-cell>
          <table:table-cell table:number-columns-repeated="2" office:value-type="string" calcext:value-type="string">
            <text:p>@VT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Ghekiere Laurens</text:p>
          </table:table-cell>
          <table:table-cell office:value-type="string" calcext:value-type="string">
            <text:p>@XB3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Baele Sander</text:p>
          </table:table-cell>
          <table:table-cell office:value-type="string" calcext:value-type="string">
            <text:p>@Y&lt;3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De Wandeleer Sander</text:p>
          </table:table-cell>
          <table:table-cell office:value-type="string" calcext:value-type="string">
            <text:p>@ZH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Wyffels Waut</text:p>
          </table:table-cell>
          <table:table-cell office:value-type="string" calcext:value-type="string">
            <text:p>&lt;=E2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Pieters Alex</text:p>
          </table:table-cell>
          <table:table-cell table:number-columns-repeated="2" office:value-type="string" calcext:value-type="string">
            <text:p>&lt;AN4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nkele keren per maan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Decock Jules</text:p>
          </table:table-cell>
          <table:table-cell office:value-type="string" calcext:value-type="string">
            <text:p>&lt;GZ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Maes Wout</text:p>
          </table:table-cell>
          <table:table-cell office:value-type="string" calcext:value-type="string">
            <text:p>&lt;KU4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Amant Joran</text:p>
          </table:table-cell>
          <table:table-cell office:value-type="string" calcext:value-type="string">
            <text:p>&lt;QY2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Bryon Thijs</text:p>
          </table:table-cell>
          <table:table-cell table:number-columns-repeated="2" office:value-type="string" calcext:value-type="string">
            <text:p>&lt;UZ1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Tinitus (oorsuizingen)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Scheirlinckx Lowie</text:p>
          </table:table-cell>
          <table:table-cell office:value-type="string" calcext:value-type="string">
            <text:p>&lt;XY37</text:p>
          </table:table-cell>
          <table:table-cell office:value-type="string" calcext:value-type="string">
            <text:p>&lt;xy3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van der Staak Hans</text:p>
          </table:table-cell>
          <table:table-cell table:number-columns-repeated="2" office:value-type="string" calcext:value-type="string">
            <text:p>=WI4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Van De Putte Brecht</text:p>
          </table:table-cell>
          <table:table-cell office:value-type="string" calcext:value-type="string">
            <text:p>=Y@30</text:p>
          </table:table-cell>
          <table:table-cell office:value-type="string" calcext:value-type="string">
            <text:p>=y@3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Zeer regelmatig</text:p>
          </table:table-cell>
          <table:table-cell office:value-type="string" calcext:value-type="string">
            <text:p>Meestal</text:p>
          </table:table-cell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Roosens Kobe</text:p>
          </table:table-cell>
          <table:table-cell office:value-type="string" calcext:value-type="string">
            <text:p>&gt;?X2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Van de Woestyne Tim</text:p>
          </table:table-cell>
          <table:table-cell office:value-type="string" calcext:value-type="string">
            <text:p>&gt;@K4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Heye Kenzo</text:p>
          </table:table-cell>
          <table:table-cell table:number-columns-repeated="2" office:value-type="string" calcext:value-type="string">
            <text:p>&gt;&lt;E3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Weet niet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4 jaar ASO 2 jaar 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nkele keren per week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Van der Weeën Tom</text:p>
          </table:table-cell>
          <table:table-cell table:number-columns-repeated="2" office:value-type="string" calcext:value-type="string">
            <text:p>&gt;AK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Naudts Jarni</text:p>
          </table:table-cell>
          <table:table-cell table:number-columns-repeated="2" office:value-type="string" calcext:value-type="string">
            <text:p>&gt;AY2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-49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Baetens Mathias</text:p>
          </table:table-cell>
          <table:table-cell table:number-columns-repeated="2" office:value-type="string" calcext:value-type="string">
            <text:p>&gt;CJ4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De Wulf Jens</text:p>
          </table:table-cell>
          <table:table-cell table:number-columns-repeated="2" office:value-type="string" calcext:value-type="string">
            <text:p>&gt;DX15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SS;AD(H)D;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Horemans Nelson</text:p>
          </table:table-cell>
          <table:table-cell office:value-type="string" calcext:value-type="string">
            <text:p>&gt;JI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Van De Velde Ruben</text:p>
          </table:table-cell>
          <table:table-cell office:value-type="string" calcext:value-type="string">
            <text:p>&gt;MU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Vanhercke Tibo</text:p>
          </table:table-cell>
          <table:table-cell office:value-type="string" calcext:value-type="string">
            <text:p>&gt;PD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Corijn Laurens</text:p>
          </table:table-cell>
          <table:table-cell office:value-type="string" calcext:value-type="string">
            <text:p>&gt;QG1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De Putter Rob</text:p>
          </table:table-cell>
          <table:table-cell table:number-columns-repeated="2" office:value-type="string" calcext:value-type="string">
            <text:p>&gt;SS25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Kerckhof Edward</text:p>
          </table:table-cell>
          <table:table-cell office:value-type="string" calcext:value-type="string">
            <text:p>&gt;TK1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De Brabandere Tom</text:p>
          </table:table-cell>
          <table:table-cell table:number-columns-repeated="2" office:value-type="string" calcext:value-type="string">
            <text:p>&gt;V@5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4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Master of equivalent buiten universitei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Verdonck Sieger</text:p>
          </table:table-cell>
          <table:table-cell office:value-type="string" calcext:value-type="string">
            <text:p>A&lt;L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Vervinckt Jolien</text:p>
          </table:table-cell>
          <table:table-cell table:number-columns-repeated="2" office:value-type="string" calcext:value-type="string">
            <text:p>A=R4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Van Waeleghem Lennert</text:p>
          </table:table-cell>
          <table:table-cell table:number-columns-repeated="2" office:value-type="string" calcext:value-type="string">
            <text:p>AAP49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Crucke Jens</text:p>
          </table:table-cell>
          <table:table-cell office:value-type="string" calcext:value-type="string">
            <text:p>AFO2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Vanoverbeke Bram</text:p>
          </table:table-cell>
          <table:table-cell table:number-columns-repeated="2" office:value-type="string" calcext:value-type="string">
            <text:p>AG&lt;3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Van Hulle Gaétan</text:p>
          </table:table-cell>
          <table:table-cell office:value-type="string" calcext:value-type="string">
            <text:p>AHC3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B@S2</text:p>
          </table:table-cell>
          <table:table-cell office:value-type="string" calcext:value-type="string">
            <text:p>Spitaels Jonas</text:p>
          </table:table-cell>
          <table:table-cell office:value-type="string" calcext:value-type="string">
            <text:p>AJE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Van Canegem Indy</text:p>
          </table:table-cell>
          <table:table-cell table:number-columns-repeated="2" office:value-type="string" calcext:value-type="string">
            <text:p>ALS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Gemeente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Tinitus (oorsuizingen);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Claerhout Jesse</text:p>
          </table:table-cell>
          <table:table-cell office:value-type="string" calcext:value-type="string">
            <text:p>AO@2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Vermeulen Nante</text:p>
          </table:table-cell>
          <table:table-cell table:number-columns-repeated="2" office:value-type="string" calcext:value-type="string">
            <text:p>AOF5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Meyers Andries</text:p>
          </table:table-cell>
          <table:table-cell table:number-columns-repeated="2" office:value-type="string" calcext:value-type="string">
            <text:p>APO3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-49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epressie;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D'haeseleer Matthias</text:p>
          </table:table-cell>
          <table:table-cell table:number-columns-repeated="2" office:value-type="string" calcext:value-type="string">
            <text:p>ATS1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Meermaals per nacht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Ferette Gaëthan</text:p>
          </table:table-cell>
          <table:table-cell office:value-type="string" calcext:value-type="string">
            <text:p>AYH2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Van Damme Owen</text:p>
          </table:table-cell>
          <table:table-cell office:value-type="string" calcext:value-type="string">
            <text:p>AZW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Bondroit Stef</text:p>
          </table:table-cell>
          <table:table-cell table:number-columns-repeated="2" office:value-type="string" calcext:value-type="string">
            <text:p>BAF8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Vallaey Louis</text:p>
          </table:table-cell>
          <table:table-cell table:number-columns-repeated="2" office:value-type="string" calcext:value-type="string">
            <text:p>BE?1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Van der Taelen Bram</text:p>
          </table:table-cell>
          <table:table-cell office:value-type="string" calcext:value-type="string">
            <text:p>BGY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Van Belle Joachim</text:p>
          </table:table-cell>
          <table:table-cell office:value-type="string" calcext:value-type="string">
            <text:p>BI&gt;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Marchand Geoffrey</text:p>
          </table:table-cell>
          <table:table-cell office:value-type="string" calcext:value-type="string">
            <text:p>BYT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Nieto Marquina Tristan</text:p>
          </table:table-cell>
          <table:table-cell office:value-type="string" calcext:value-type="string">
            <text:p>C?G47</text:p>
          </table:table-cell>
          <table:table-cell office:value-type="string" calcext:value-type="string">
            <text:p>c?g4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Arabisch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nkele keren per maan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2-TI/2B@S2</text:p>
          </table:table-cell>
          <table:table-cell office:value-type="string" calcext:value-type="string">
            <text:p>Creten Jorn</text:p>
          </table:table-cell>
          <table:table-cell office:value-type="string" calcext:value-type="string">
            <text:p>CBR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Dekien Robbe</text:p>
          </table:table-cell>
          <table:table-cell table:number-columns-repeated="2" office:value-type="string" calcext:value-type="string">
            <text:p>CCD4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Puimège Stef</text:p>
          </table:table-cell>
          <table:table-cell office:value-type="string" calcext:value-type="string">
            <text:p>CXD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Vandewyer Vincent</text:p>
          </table:table-cell>
          <table:table-cell table:number-columns-repeated="2" office:value-type="string" calcext:value-type="string">
            <text:p>CZ&lt;20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Appelmans Sebastiaan</text:p>
          </table:table-cell>
          <table:table-cell office:value-type="string" calcext:value-type="string">
            <text:p>DAK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Steeman Lukas</text:p>
          </table:table-cell>
          <table:table-cell office:value-type="string" calcext:value-type="string">
            <text:p>DDU4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De Boever Luca</text:p>
          </table:table-cell>
          <table:table-cell office:value-type="string" calcext:value-type="string">
            <text:p>DIH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Vermeiren Julian</text:p>
          </table:table-cell>
          <table:table-cell office:value-type="string" calcext:value-type="string">
            <text:p>DKK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Van de Cappelle Jari</text:p>
          </table:table-cell>
          <table:table-cell table:number-columns-repeated="2" office:value-type="string" calcext:value-type="string">
            <text:p>DL@3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/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Seru Sofie</text:p>
          </table:table-cell>
          <table:table-cell table:number-columns-repeated="2" office:value-type="string" calcext:value-type="string">
            <text:p>DQ&gt;4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Meestal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Verween Stijn</text:p>
          </table:table-cell>
          <table:table-cell table:number-columns-repeated="2" office:value-type="string" calcext:value-type="string">
            <text:p>DYZ3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nxiety;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Vermorgen Bert</text:p>
          </table:table-cell>
          <table:table-cell office:value-type="string" calcext:value-type="string">
            <text:p>E?K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De Raeve-Zenner Stijn</text:p>
          </table:table-cell>
          <table:table-cell table:number-columns-repeated="2" office:value-type="string" calcext:value-type="string">
            <text:p>EED27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Geldof Tim</text:p>
          </table:table-cell>
          <table:table-cell table:number-columns-repeated="2" office:value-type="string" calcext:value-type="string">
            <text:p>EFU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Enkele keren per week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Vanhove Jasper</text:p>
          </table:table-cell>
          <table:table-cell table:number-columns-repeated="2" office:value-type="string" calcext:value-type="string">
            <text:p>EKQ1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Bauters Steven</text:p>
          </table:table-cell>
          <table:table-cell table:number-columns-repeated="2" office:value-type="string" calcext:value-type="string">
            <text:p>EKZ3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Meremans Santi</text:p>
          </table:table-cell>
          <table:table-cell office:value-type="string" calcext:value-type="string">
            <text:p>EOA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Baetens Jan</text:p>
          </table:table-cell>
          <table:table-cell table:number-columns-repeated="2" office:value-type="string" calcext:value-type="string">
            <text:p>EOW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epressie;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slecht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Meestal</text:p>
          </table:table-cell>
        </table:table-row>
        <table:table-row table:style-name="ro1">
          <table:table-cell office:value-type="string" calcext:value-type="string">
            <text:p>PBA-TIN2-TI/2B@S2</text:p>
          </table:table-cell>
          <table:table-cell office:value-type="string" calcext:value-type="string">
            <text:p>Detemmerman Cedric</text:p>
          </table:table-cell>
          <table:table-cell office:value-type="string" calcext:value-type="string">
            <text:p>EP=1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Vanluchene Robin</text:p>
          </table:table-cell>
          <table:table-cell office:value-type="string" calcext:value-type="string">
            <text:p>EPJ2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Lietaer Steven</text:p>
          </table:table-cell>
          <table:table-cell office:value-type="string" calcext:value-type="string">
            <text:p>EPY4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De Clercq Kimberly</text:p>
          </table:table-cell>
          <table:table-cell table:number-columns-repeated="2" office:value-type="string" calcext:value-type="string">
            <text:p>ERT3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Van der Poorten Laurent</text:p>
          </table:table-cell>
          <table:table-cell office:value-type="string" calcext:value-type="string">
            <text:p>EYT35</text:p>
          </table:table-cell>
          <table:table-cell office:value-type="string" calcext:value-type="string">
            <text:p>eyt3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Van de Velde Shauni</text:p>
          </table:table-cell>
          <table:table-cell office:value-type="string" calcext:value-type="string">
            <text:p>F?O4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Van Hecke Tiel</text:p>
          </table:table-cell>
          <table:table-cell office:value-type="string" calcext:value-type="string">
            <text:p>F&gt;O1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Verheyden Ashton</text:p>
          </table:table-cell>
          <table:table-cell office:value-type="string" calcext:value-type="string">
            <text:p>FAT3</text:p>
          </table:table-cell>
          <table:table-cell table:style-name="Default" table:number-columns-repeated="3"/>
          <table:table-cell table:number-columns-repeated="25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De Witte Cedric</text:p>
          </table:table-cell>
          <table:table-cell office:value-type="string" calcext:value-type="string">
            <text:p>FHZ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Lierman Jakob</text:p>
          </table:table-cell>
          <table:table-cell table:number-columns-repeated="2" office:value-type="string" calcext:value-type="string">
            <text:p>FIJ1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Lichte vorm van ADD;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Van de Velde Matthias</text:p>
          </table:table-cell>
          <table:table-cell table:number-columns-repeated="2" office:value-type="string" calcext:value-type="string">
            <text:p>FK?4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Nachtmerries;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De Laet Senne</text:p>
          </table:table-cell>
          <table:table-cell table:number-columns-repeated="2" office:value-type="string" calcext:value-type="string">
            <text:p>FLA47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Van De Moortele Stijn</text:p>
          </table:table-cell>
          <table:table-cell table:number-columns-repeated="2" office:value-type="string" calcext:value-type="string">
            <text:p>FMI2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Verdurme Robbie</text:p>
          </table:table-cell>
          <table:table-cell office:value-type="string" calcext:value-type="string">
            <text:p>FQV31</text:p>
          </table:table-cell>
          <table:table-cell table:style-name="Default" table:number-columns-repeated="3"/>
          <table:table-cell table:number-columns-repeated="25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Moreels Ruben</text:p>
          </table:table-cell>
          <table:table-cell office:value-type="string" calcext:value-type="string">
            <text:p>FRS1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Perreman Jordi</text:p>
          </table:table-cell>
          <table:table-cell office:value-type="string" calcext:value-type="string">
            <text:p>FWP2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Haelewyck Joery</text:p>
          </table:table-cell>
          <table:table-cell office:value-type="string" calcext:value-type="string">
            <text:p>G??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Beeckmans Maarten</text:p>
          </table:table-cell>
          <table:table-cell table:number-columns-repeated="2" office:value-type="string" calcext:value-type="string">
            <text:p>GBT3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Braet Kwinten</text:p>
          </table:table-cell>
          <table:table-cell office:value-type="string" calcext:value-type="string">
            <text:p>GGE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Fernagut Thomas</text:p>
          </table:table-cell>
          <table:table-cell office:value-type="string" calcext:value-type="string">
            <text:p>GJY26</text:p>
          </table:table-cell>
          <table:table-cell table:style-name="Default" table:number-columns-repeated="3"/>
          <table:table-cell table:number-columns-repeated="25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Standaert Victor</text:p>
          </table:table-cell>
          <table:table-cell office:value-type="string" calcext:value-type="string">
            <text:p>GJZ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B@S2</text:p>
          </table:table-cell>
          <table:table-cell office:value-type="string" calcext:value-type="string">
            <text:p>Baeyens Simon</text:p>
          </table:table-cell>
          <table:table-cell office:value-type="string" calcext:value-type="string">
            <text:p>GKH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Nicolaï Thor</text:p>
          </table:table-cell>
          <table:table-cell table:number-columns-repeated="2" office:value-type="string" calcext:value-type="string">
            <text:p>GNL28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Doctoraa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Dyslexie;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Meestal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Dedecker Daan</text:p>
          </table:table-cell>
          <table:table-cell office:value-type="string" calcext:value-type="string">
            <text:p>GRC1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Destoop Jelle</text:p>
          </table:table-cell>
          <table:table-cell office:value-type="string" calcext:value-type="string">
            <text:p>GRG3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De Blander Tijl</text:p>
          </table:table-cell>
          <table:table-cell table:number-columns-repeated="2" office:value-type="string" calcext:value-type="string">
            <text:p>GSX5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Meestal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Vanhaverbeke Simon</text:p>
          </table:table-cell>
          <table:table-cell office:value-type="string" calcext:value-type="string">
            <text:p>GVB3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Cammerman Nathan</text:p>
          </table:table-cell>
          <table:table-cell table:number-columns-repeated="2" office:value-type="string" calcext:value-type="string">
            <text:p>GX&lt;1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Vandegehuchte Jonas</text:p>
          </table:table-cell>
          <table:table-cell table:number-columns-repeated="2" office:value-type="string" calcext:value-type="string">
            <text:p>GYN4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Coudenys Robbe</text:p>
          </table:table-cell>
          <table:table-cell office:value-type="string" calcext:value-type="string">
            <text:p>H&gt;C3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Waterschoot Elias</text:p>
          </table:table-cell>
          <table:table-cell office:value-type="string" calcext:value-type="string">
            <text:p>H&gt;N4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ATP/S2@S2</text:p>
          </table:table-cell>
          <table:table-cell office:value-type="string" calcext:value-type="string">
            <text:p>Vandepitte Ief</text:p>
          </table:table-cell>
          <table:table-cell office:value-type="string" calcext:value-type="string">
            <text:p>HC&lt;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Droessaert Kevin</text:p>
          </table:table-cell>
          <table:table-cell office:value-type="string" calcext:value-type="string">
            <text:p>HEM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Grijp Tim</text:p>
          </table:table-cell>
          <table:table-cell table:number-columns-repeated="2" office:value-type="string" calcext:value-type="string">
            <text:p>HFX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Weet nie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Dion Axel</text:p>
          </table:table-cell>
          <table:table-cell table:number-columns-repeated="2" office:value-type="string" calcext:value-type="string">
            <text:p>HHX2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Staelens Cédric</text:p>
          </table:table-cell>
          <table:table-cell office:value-type="string" calcext:value-type="string">
            <text:p>HJP2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De Groote Lincy</text:p>
          </table:table-cell>
          <table:table-cell office:value-type="string" calcext:value-type="string">
            <text:p>HLR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Olmez Kadir</text:p>
          </table:table-cell>
          <table:table-cell office:value-type="string" calcext:value-type="string">
            <text:p>HMP1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De Bruycker Johanna</text:p>
          </table:table-cell>
          <table:table-cell table:number-columns-repeated="2" office:value-type="string" calcext:value-type="string">
            <text:p>HPK2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Van Damme Dean</text:p>
          </table:table-cell>
          <table:table-cell table:number-columns-repeated="2" office:value-type="string" calcext:value-type="string">
            <text:p>HQU4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De Smet Jonah</text:p>
          </table:table-cell>
          <table:table-cell table:number-columns-repeated="2" office:value-type="string" calcext:value-type="string">
            <text:p>HRD1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Van den Bossche Thibo</text:p>
          </table:table-cell>
          <table:table-cell table:number-columns-repeated="2" office:value-type="string" calcext:value-type="string">
            <text:p>HTN42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/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Decorte Robbe</text:p>
          </table:table-cell>
          <table:table-cell office:value-type="string" calcext:value-type="string">
            <text:p>HV?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Vermassen Michaël</text:p>
          </table:table-cell>
          <table:table-cell table:number-columns-repeated="2" office:value-type="string" calcext:value-type="string">
            <text:p>HXE3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-49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De Tier Jordy</text:p>
          </table:table-cell>
          <table:table-cell table:number-columns-repeated="2" office:value-type="string" calcext:value-type="string">
            <text:p>I?=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Gemeente(dorp)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Rembaut Steven</text:p>
          </table:table-cell>
          <table:table-cell office:value-type="string" calcext:value-type="string">
            <text:p>IGT27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Deschaumes Geoffrey</text:p>
          </table:table-cell>
          <table:table-cell table:number-columns-repeated="2" office:value-type="string" calcext:value-type="string">
            <text:p>IHZ2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De Jaeger David</text:p>
          </table:table-cell>
          <table:table-cell office:value-type="string" calcext:value-type="string">
            <text:p>IK&gt;3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Akrouchi Souhaïb</text:p>
          </table:table-cell>
          <table:table-cell office:value-type="string" calcext:value-type="string">
            <text:p>IQ@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Tan Huanchang</text:p>
          </table:table-cell>
          <table:table-cell table:number-columns-repeated="2" office:value-type="string" calcext:value-type="string">
            <text:p>ISS29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2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Chinee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Geen;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De Backer Frederic</text:p>
          </table:table-cell>
          <table:table-cell table:number-columns-repeated="2" office:value-type="string" calcext:value-type="string">
            <text:p>IZO4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Adutwum Alister</text:p>
          </table:table-cell>
          <table:table-cell office:value-type="string" calcext:value-type="string">
            <text:p>J=E2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Williame Timothy</text:p>
          </table:table-cell>
          <table:table-cell table:number-columns-repeated="2" office:value-type="string" calcext:value-type="string">
            <text:p>J=T4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Autisme spectrum stoornis ;AD(H)D;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Vermeulen Lucas</text:p>
          </table:table-cell>
          <table:table-cell office:value-type="string" calcext:value-type="string">
            <text:p>JDW41</text:p>
          </table:table-cell>
          <table:table-cell office:value-type="string" calcext:value-type="string">
            <text:p>JWD4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Deploige Bernard</text:p>
          </table:table-cell>
          <table:table-cell office:value-type="string" calcext:value-type="string">
            <text:p>JFV21</text:p>
          </table:table-cell>
          <table:table-cell office:value-type="string" calcext:value-type="string">
            <text:p>JVF21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Fevziev Alihan</text:p>
          </table:table-cell>
          <table:table-cell table:number-columns-repeated="2" office:value-type="string" calcext:value-type="string">
            <text:p>JV?34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Turk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nkele keren per wee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Deloof Mathias</text:p>
          </table:table-cell>
          <table:table-cell office:value-type="string" calcext:value-type="string">
            <text:p>JX&gt;14</text:p>
          </table:table-cell>
          <table:table-cell table:style-name="Default" table:number-columns-repeated="3"/>
          <table:table-cell table:number-columns-repeated="25"/>
        </table:table-row>
        <table:table-row table:style-name="ro1">
          <table:table-cell office:value-type="string" calcext:value-type="string">
            <text:p>PBA-TIN2-TI/2B@S2</text:p>
          </table:table-cell>
          <table:table-cell office:value-type="string" calcext:value-type="string">
            <text:p>De Schryver Werner</text:p>
          </table:table-cell>
          <table:table-cell office:value-type="string" calcext:value-type="string">
            <text:p>JXW3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Deleu Wouter</text:p>
          </table:table-cell>
          <table:table-cell office:value-type="string" calcext:value-type="string">
            <text:p>JYP1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Opsommer Wouter</text:p>
          </table:table-cell>
          <table:table-cell table:number-columns-repeated="2" office:value-type="string" calcext:value-type="string">
            <text:p>K=T3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Tinitus (oorsuizingen)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Ysebie Guust</text:p>
          </table:table-cell>
          <table:table-cell table:number-columns-repeated="2" office:value-type="string" calcext:value-type="string">
            <text:p>KDU4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isortografie;Tinitus (oorsuizingen);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Soetinck Joachim</text:p>
          </table:table-cell>
          <table:table-cell office:value-type="string" calcext:value-type="string">
            <text:p>KKZ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Plugge Miriam</text:p>
          </table:table-cell>
          <table:table-cell table:number-columns-repeated="2" office:value-type="string" calcext:value-type="string">
            <text:p>KML3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-49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Dyslexie;Nachtmerries;Depressie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Pessemier Mout</text:p>
          </table:table-cell>
          <table:table-cell office:value-type="string" calcext:value-type="string">
            <text:p>KPS3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Fertinel Tijs</text:p>
          </table:table-cell>
          <table:table-cell office:value-type="string" calcext:value-type="string">
            <text:p>KTN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Oliveira Gonçalves Matheus</text:p>
          </table:table-cell>
          <table:table-cell office:value-type="string" calcext:value-type="string">
            <text:p>KYX45</text:p>
          </table:table-cell>
          <table:table-cell office:value-type="string" calcext:value-type="string">
            <text:p>kyx4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Portugees</text:p>
          </table:table-cell>
          <table:table-cell table:number-columns-repeated="2" office:value-type="string" calcext:value-type="string">
            <text:p>Weet nie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Bollon Guylian</text:p>
          </table:table-cell>
          <table:table-cell table:number-columns-repeated="2" office:value-type="string" calcext:value-type="string">
            <text:p>KZQ22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utismespectrumstoornis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De Groote Jurgen</text:p>
          </table:table-cell>
          <table:table-cell office:value-type="string" calcext:value-type="string">
            <text:p>LEG4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Van Hecke Karel</text:p>
          </table:table-cell>
          <table:table-cell office:value-type="string" calcext:value-type="string">
            <text:p>LEY4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Braem Jonas</text:p>
          </table:table-cell>
          <table:table-cell table:number-columns-repeated="2" office:value-type="string" calcext:value-type="string">
            <text:p>LKD4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Lagere school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ATP/S2@S2</text:p>
          </table:table-cell>
          <table:table-cell office:value-type="string" calcext:value-type="string">
            <text:p>Huys Bram</text:p>
          </table:table-cell>
          <table:table-cell office:value-type="string" calcext:value-type="string">
            <text:p>LQ@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Terryn Fréderic</text:p>
          </table:table-cell>
          <table:table-cell table:number-columns-repeated="2" office:value-type="string" calcext:value-type="string">
            <text:p>LQT4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Nachtmerries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Audenaert Zjef</text:p>
          </table:table-cell>
          <table:table-cell office:value-type="string" calcext:value-type="string">
            <text:p>MFY2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Vansteyvoort Shauni</text:p>
          </table:table-cell>
          <table:table-cell office:value-type="string" calcext:value-type="string">
            <text:p>MIT2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Vermeulen Kelvin</text:p>
          </table:table-cell>
          <table:table-cell table:number-columns-repeated="2" office:value-type="string" calcext:value-type="string">
            <text:p>MKZ2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Elke nacht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Desimpele Matthias</text:p>
          </table:table-cell>
          <table:table-cell office:value-type="string" calcext:value-type="string">
            <text:p>MLN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Verguchte Glenn</text:p>
          </table:table-cell>
          <table:table-cell table:number-columns-repeated="2" office:value-type="string" calcext:value-type="string">
            <text:p>MPO3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meerdere woonsten, beiden van toepassing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/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Meestal</text:p>
          </table:table-cell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De Brucker Haakon</text:p>
          </table:table-cell>
          <table:table-cell office:value-type="string" calcext:value-type="string">
            <text:p>MRH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King Nicolas</text:p>
          </table:table-cell>
          <table:table-cell office:value-type="string" calcext:value-type="string">
            <text:p>MTW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Boel Arno</text:p>
          </table:table-cell>
          <table:table-cell table:number-columns-repeated="2" office:value-type="string" calcext:value-type="string">
            <text:p>N?E3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Pot Juan</text:p>
          </table:table-cell>
          <table:table-cell table:number-columns-repeated="2" office:value-type="string" calcext:value-type="string">
            <text:p>N@F1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Verhelst Daan</text:p>
          </table:table-cell>
          <table:table-cell office:value-type="string" calcext:value-type="string">
            <text:p>NCN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De Rick Brecht</text:p>
          </table:table-cell>
          <table:table-cell office:value-type="string" calcext:value-type="string">
            <text:p>NCW2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Gysels Nick</text:p>
          </table:table-cell>
          <table:table-cell office:value-type="string" calcext:value-type="string">
            <text:p>NDV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De Pauw Paulien</text:p>
          </table:table-cell>
          <table:table-cell office:value-type="string" calcext:value-type="string">
            <text:p>NHU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Defta Daniel</text:p>
          </table:table-cell>
          <table:table-cell office:value-type="string" calcext:value-type="string">
            <text:p>NIX3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De Vuyst Luna</text:p>
          </table:table-cell>
          <table:table-cell office:value-type="string" calcext:value-type="string">
            <text:p>NKY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De Vriese Olivier</text:p>
          </table:table-cell>
          <table:table-cell office:value-type="string" calcext:value-type="string">
            <text:p>NMU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Soberon Chris</text:p>
          </table:table-cell>
          <table:table-cell table:number-columns-repeated="2" office:value-type="string" calcext:value-type="string">
            <text:p>NXB1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Geen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Bipolaire stoornis;AD(H)D;Paniekaanvallen;Depressie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nkele keren per maan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Goedvriend Bram</text:p>
          </table:table-cell>
          <table:table-cell office:value-type="string" calcext:value-type="string">
            <text:p>NZF1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Dewitte Thibault</text:p>
          </table:table-cell>
          <table:table-cell table:number-columns-repeated="2" office:value-type="string" calcext:value-type="string">
            <text:p>O?L3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Tinitus (oorsuizingen)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De Vrient Jonas</text:p>
          </table:table-cell>
          <table:table-cell table:number-columns-repeated="2" office:value-type="string" calcext:value-type="string">
            <text:p>O&gt;@2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Baert Tim</text:p>
          </table:table-cell>
          <table:table-cell office:value-type="string" calcext:value-type="string">
            <text:p>OEY2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Claeys Joris</text:p>
          </table:table-cell>
          <table:table-cell office:value-type="string" calcext:value-type="string">
            <text:p>OKS1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De Craene Wannes</text:p>
          </table:table-cell>
          <table:table-cell table:number-columns-repeated="2" office:value-type="string" calcext:value-type="string">
            <text:p>ONP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Engels En 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Tinitus (oorsuizingen)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er 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Meestal</text:p>
          </table:table-cell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De Winne Yasmine</text:p>
          </table:table-cell>
          <table:table-cell office:value-type="string" calcext:value-type="string">
            <text:p>OZM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Schoofs Michiel</text:p>
          </table:table-cell>
          <table:table-cell table:number-columns-repeated="2" office:value-type="string" calcext:value-type="string">
            <text:p>P&lt;E20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2-TI/2B@S2</text:p>
          </table:table-cell>
          <table:table-cell office:value-type="string" calcext:value-type="string">
            <text:p>Van Nieuwenhove Arno</text:p>
          </table:table-cell>
          <table:table-cell office:value-type="string" calcext:value-type="string">
            <text:p>P=&gt;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Ophalvens Robin</text:p>
          </table:table-cell>
          <table:table-cell table:number-columns-repeated="2" office:value-type="string" calcext:value-type="string">
            <text:p>PC@2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2-TI/2B@S2</text:p>
          </table:table-cell>
          <table:table-cell office:value-type="string" calcext:value-type="string">
            <text:p>küçüksolak Berkant</text:p>
          </table:table-cell>
          <table:table-cell office:value-type="string" calcext:value-type="string">
            <text:p>PFC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Lapage Willem</text:p>
          </table:table-cell>
          <table:table-cell office:value-type="string" calcext:value-type="string">
            <text:p>PQU3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B@S2</text:p>
          </table:table-cell>
          <table:table-cell office:value-type="string" calcext:value-type="string">
            <text:p>Denoo Cédric</text:p>
          </table:table-cell>
          <table:table-cell office:value-type="string" calcext:value-type="string">
            <text:p>PV&lt;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Köse Mehmet</text:p>
          </table:table-cell>
          <table:table-cell table:number-columns-repeated="2" office:value-type="string" calcext:value-type="string">
            <text:p>PWJ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moslim</text:p>
          </table:table-cell>
          <table:table-cell office:value-type="string" calcext:value-type="string">
            <text:p>Turk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Depressie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Van Eeckhoutte Bert</text:p>
          </table:table-cell>
          <table:table-cell office:value-type="string" calcext:value-type="string">
            <text:p>PXI36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Bayat Hilmi</text:p>
          </table:table-cell>
          <table:table-cell office:value-type="string" calcext:value-type="string">
            <text:p>PZ&gt;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Martens Tijs</text:p>
          </table:table-cell>
          <table:table-cell table:number-columns-repeated="2" office:value-type="string" calcext:value-type="string">
            <text:p>Q=P1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ombi atheïst, 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Govaert Reeven</text:p>
          </table:table-cell>
          <table:table-cell office:value-type="string" calcext:value-type="string">
            <text:p>Q&gt;W4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Heyvaert Rob</text:p>
          </table:table-cell>
          <table:table-cell office:value-type="string" calcext:value-type="string">
            <text:p>QFN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Coutuer Vincent</text:p>
          </table:table-cell>
          <table:table-cell office:value-type="string" calcext:value-type="string">
            <text:p>QM@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Coddens Kenzie</text:p>
          </table:table-cell>
          <table:table-cell table:number-columns-repeated="2" office:value-type="string" calcext:value-type="string">
            <text:p>QOV4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1 week platteland andere week 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Vannevel Bram</text:p>
          </table:table-cell>
          <table:table-cell office:value-type="string" calcext:value-type="string">
            <text:p>QXC1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Verlinde Stef</text:p>
          </table:table-cell>
          <table:table-cell table:number-columns-repeated="2" office:value-type="string" calcext:value-type="string">
            <text:p>R&gt;R4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2-TI/2B@S2</text:p>
          </table:table-cell>
          <table:table-cell office:value-type="string" calcext:value-type="string">
            <text:p>Peerlinck Robin</text:p>
          </table:table-cell>
          <table:table-cell office:value-type="string" calcext:value-type="string">
            <text:p>RAG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Van de Velde Joachim</text:p>
          </table:table-cell>
          <table:table-cell office:value-type="string" calcext:value-type="string">
            <text:p>RET3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Van Gavere Jesse</text:p>
          </table:table-cell>
          <table:table-cell office:value-type="string" calcext:value-type="string">
            <text:p>RGR4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Hanselaer Egon</text:p>
          </table:table-cell>
          <table:table-cell office:value-type="string" calcext:value-type="string">
            <text:p>RLJ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Dayyeh Helmi</text:p>
          </table:table-cell>
          <table:table-cell office:value-type="string" calcext:value-type="string">
            <text:p>RN&gt;4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Paelinck Pieter</text:p>
          </table:table-cell>
          <table:table-cell office:value-type="string" calcext:value-type="string">
            <text:p>RNE3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Zwartjes Tijl</text:p>
          </table:table-cell>
          <table:table-cell table:number-columns-repeated="2" office:value-type="string" calcext:value-type="string">
            <text:p>RPQ21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.S.S.;Dyslexie;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Vandenberghe Lars</text:p>
          </table:table-cell>
          <table:table-cell table:number-columns-repeated="2" office:value-type="string" calcext:value-type="string">
            <text:p>RQM3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Kot student Gent (meerderheid van de tijd), Woonplaats: Plattenland (minderheid van de tijd)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Sertkaya Abdullah</text:p>
          </table:table-cell>
          <table:table-cell office:value-type="string" calcext:value-type="string">
            <text:p>RWC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Colle Jonas</text:p>
          </table:table-cell>
          <table:table-cell office:value-type="string" calcext:value-type="string">
            <text:p>RX&gt;4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Duchatelet Thomas</text:p>
          </table:table-cell>
          <table:table-cell office:value-type="string" calcext:value-type="string">
            <text:p>RZP3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Vandevelde Tom</text:p>
          </table:table-cell>
          <table:table-cell office:value-type="string" calcext:value-type="string">
            <text:p>S@C4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B@S2</text:p>
          </table:table-cell>
          <table:table-cell office:value-type="string" calcext:value-type="string">
            <text:p>Joly Manon</text:p>
          </table:table-cell>
          <table:table-cell office:value-type="string" calcext:value-type="string">
            <text:p>S@U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Schuddinck Thomas</text:p>
          </table:table-cell>
          <table:table-cell table:number-columns-repeated="2" office:value-type="string" calcext:value-type="string">
            <text:p>S=C6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ortography;Dyslexie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Ouahab Yanis</text:p>
          </table:table-cell>
          <table:table-cell table:number-columns-repeated="2" office:value-type="string" calcext:value-type="string">
            <text:p>SKX5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epressie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Hebbrecht Geert</text:p>
          </table:table-cell>
          <table:table-cell office:value-type="string" calcext:value-type="string">
            <text:p>SLN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Van hulle Victor</text:p>
          </table:table-cell>
          <table:table-cell table:number-columns-repeated="2" office:value-type="string" calcext:value-type="string">
            <text:p>SM&gt;1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Velle Flor</text:p>
          </table:table-cell>
          <table:table-cell table:number-columns-repeated="2" office:value-type="string" calcext:value-type="string">
            <text:p>SMW23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Wojtyla Sebastien</text:p>
          </table:table-cell>
          <table:table-cell office:value-type="string" calcext:value-type="string">
            <text:p>SSJ4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Collaert Nathan</text:p>
          </table:table-cell>
          <table:table-cell office:value-type="string" calcext:value-type="string">
            <text:p>SXZ34</text:p>
          </table:table-cell>
          <table:table-cell office:value-type="string" calcext:value-type="string">
            <text:p>sxz34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Verschaeve Bert</text:p>
          </table:table-cell>
          <table:table-cell table:number-columns-repeated="2" office:value-type="string" calcext:value-type="string">
            <text:p>T@N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rustige woonwijk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hyperacusis;Nachtmerries;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Meermaals per nacht</text:p>
          </table:table-cell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Martens Ian</text:p>
          </table:table-cell>
          <table:table-cell table:number-columns-repeated="2" office:value-type="string" calcext:value-type="string">
            <text:p>TAB2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Fysieke beperking (rolwagen);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nkele keren per week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Vanderstraeten Tybo</text:p>
          </table:table-cell>
          <table:table-cell office:value-type="string" calcext:value-type="string">
            <text:p>TBO33</text:p>
          </table:table-cell>
          <table:table-cell office:value-type="string" calcext:value-type="string">
            <text:p>tbo3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nkele keren per week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Van Vooren Daan</text:p>
          </table:table-cell>
          <table:table-cell office:value-type="string" calcext:value-type="string">
            <text:p>TJ=21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Van Loo Lieven</text:p>
          </table:table-cell>
          <table:table-cell table:number-columns-repeated="2" office:value-type="string" calcext:value-type="string">
            <text:p>TLW3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Weet nie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Minjauw Joppe</text:p>
          </table:table-cell>
          <table:table-cell table:number-columns-repeated="2" office:value-type="string" calcext:value-type="string">
            <text:p>TM=1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Enkele keren per maan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De Bie Pieterjan</text:p>
          </table:table-cell>
          <table:table-cell table:number-columns-repeated="2" office:value-type="string" calcext:value-type="string">
            <text:p>TNO2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Wekelijk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Meestal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Geers Jelle</text:p>
          </table:table-cell>
          <table:table-cell table:number-columns-repeated="2" office:value-type="string" calcext:value-type="string">
            <text:p>TQ?31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Alhaj Karim Ahmad</text:p>
          </table:table-cell>
          <table:table-cell table:number-columns-repeated="2" office:value-type="string" calcext:value-type="string">
            <text:p>TTS4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moslim</text:p>
          </table:table-cell>
          <table:table-cell office:value-type="string" calcext:value-type="string">
            <text:p>Arabisch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Geen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De Meyst Jens</text:p>
          </table:table-cell>
          <table:table-cell office:value-type="string" calcext:value-type="string">
            <text:p>TU@1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Devloo Maximiliaan</text:p>
          </table:table-cell>
          <table:table-cell office:value-type="string" calcext:value-type="string">
            <text:p>TUO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De Braekeleer Maxime</text:p>
          </table:table-cell>
          <table:table-cell office:value-type="string" calcext:value-type="string">
            <text:p>TXF4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B@S2</text:p>
          </table:table-cell>
          <table:table-cell office:value-type="string" calcext:value-type="string">
            <text:p>De Smet Jasper</text:p>
          </table:table-cell>
          <table:table-cell office:value-type="string" calcext:value-type="string">
            <text:p>TXU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Szekér Ruben</text:p>
          </table:table-cell>
          <table:table-cell office:value-type="string" calcext:value-type="string">
            <text:p>TYS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Arijs Frederik</text:p>
          </table:table-cell>
          <table:table-cell office:value-type="string" calcext:value-type="string">
            <text:p>TZJ2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Taelman Jolan</text:p>
          </table:table-cell>
          <table:table-cell table:number-columns-repeated="2" office:value-type="string" calcext:value-type="string">
            <text:p>U@?1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NLD;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Decubber Stefaan</text:p>
          </table:table-cell>
          <table:table-cell office:value-type="string" calcext:value-type="string">
            <text:p>U@H3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Bracke Navaron</text:p>
          </table:table-cell>
          <table:table-cell table:number-columns-repeated="2" office:value-type="string" calcext:value-type="string">
            <text:p>U=M1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Lager secundair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Moons Sebastiaan</text:p>
          </table:table-cell>
          <table:table-cell office:value-type="string" calcext:value-type="string">
            <text:p>U=T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Wambacq Dries</text:p>
          </table:table-cell>
          <table:table-cell table:number-columns-repeated="2" office:value-type="string" calcext:value-type="string">
            <text:p>UAQ26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Delplanque Nicolas</text:p>
          </table:table-cell>
          <table:table-cell office:value-type="string" calcext:value-type="string">
            <text:p>UFI4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Mertens Laurens</text:p>
          </table:table-cell>
          <table:table-cell office:value-type="string" calcext:value-type="string">
            <text:p>ULC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B@S2</text:p>
          </table:table-cell>
          <table:table-cell office:value-type="string" calcext:value-type="string">
            <text:p>Goesseye Robin</text:p>
          </table:table-cell>
          <table:table-cell office:value-type="string" calcext:value-type="string">
            <text:p>USN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Van Damme Cedric</text:p>
          </table:table-cell>
          <table:table-cell table:number-columns-repeated="2" office:value-type="string" calcext:value-type="string">
            <text:p>UTZ1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Vandeputte Simon</text:p>
          </table:table-cell>
          <table:table-cell table:number-columns-repeated="2" office:value-type="string" calcext:value-type="string">
            <text:p>UW?24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Van der Poten Jordi</text:p>
          </table:table-cell>
          <table:table-cell office:value-type="string" calcext:value-type="string">
            <text:p>UXO3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Dezutter Kimberly</text:p>
          </table:table-cell>
          <table:table-cell office:value-type="string" calcext:value-type="string">
            <text:p>VBD3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François Michiel</text:p>
          </table:table-cell>
          <table:table-cell office:value-type="string" calcext:value-type="string">
            <text:p>VBR4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de Bruijne Gautier</text:p>
          </table:table-cell>
          <table:table-cell office:value-type="string" calcext:value-type="string">
            <text:p>VCE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Van Vooren Niels</text:p>
          </table:table-cell>
          <table:table-cell office:value-type="string" calcext:value-type="string">
            <text:p>VD?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Marivoet Lukas</text:p>
          </table:table-cell>
          <table:table-cell table:number-columns-repeated="2" office:value-type="string" calcext:value-type="string">
            <text:p>VFG45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Coucke Arthur</text:p>
          </table:table-cell>
          <table:table-cell office:value-type="string" calcext:value-type="string">
            <text:p>VRA3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Rabhioui Ismael</text:p>
          </table:table-cell>
          <table:table-cell table:number-columns-repeated="2" office:value-type="string" calcext:value-type="string">
            <text:p>VWC1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moslim</text:p>
          </table:table-cell>
          <table:table-cell office:value-type="string" calcext:value-type="string">
            <text:p>Berber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van Mook Jay</text:p>
          </table:table-cell>
          <table:table-cell table:number-columns-repeated="2" office:value-type="string" calcext:value-type="string">
            <text:p>W&lt;B3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epressie;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Hardeman Mick</text:p>
          </table:table-cell>
          <table:table-cell office:value-type="string" calcext:value-type="string">
            <text:p>W&lt;H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Goubert Brent</text:p>
          </table:table-cell>
          <table:table-cell office:value-type="string" calcext:value-type="string">
            <text:p>WFN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Deschacht Jarne</text:p>
          </table:table-cell>
          <table:table-cell table:number-columns-repeated="2" office:value-type="string" calcext:value-type="string">
            <text:p>WHR39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Vandendriessche Pieter</text:p>
          </table:table-cell>
          <table:table-cell office:value-type="string" calcext:value-type="string">
            <text:p>WIE35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Bracke Bob</text:p>
          </table:table-cell>
          <table:table-cell office:value-type="string" calcext:value-type="string">
            <text:p>WIH25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Gasthuys Niek</text:p>
          </table:table-cell>
          <table:table-cell office:value-type="string" calcext:value-type="string">
            <text:p>WMC10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De Freyne Ruben</text:p>
          </table:table-cell>
          <table:table-cell table:number-columns-repeated="2" office:value-type="string" calcext:value-type="string">
            <text:p>WQZ4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-2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Tinitus (oorsuizingen)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Walraet Tessa</text:p>
          </table:table-cell>
          <table:table-cell table:number-columns-repeated="2" office:value-type="string" calcext:value-type="string">
            <text:p>WYT2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-49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Leire Maximilian</text:p>
          </table:table-cell>
          <table:table-cell table:number-columns-repeated="2" office:value-type="string" calcext:value-type="string">
            <text:p>X?T4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Janssens Bavo</text:p>
          </table:table-cell>
          <table:table-cell office:value-type="string" calcext:value-type="string">
            <text:p>X@Y33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De Weirt Enzo</text:p>
          </table:table-cell>
          <table:table-cell office:value-type="string" calcext:value-type="string">
            <text:p>X=R24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Declercq Emiel</text:p>
          </table:table-cell>
          <table:table-cell office:value-type="string" calcext:value-type="string">
            <text:p>XCR47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Samyn Yngvar</text:p>
          </table:table-cell>
          <table:table-cell office:value-type="string" calcext:value-type="string">
            <text:p>XG@26</text:p>
          </table:table-cell>
          <table:table-cell office:value-type="string" calcext:value-type="string">
            <text:p>xg@2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Mestach Veronique</text:p>
          </table:table-cell>
          <table:table-cell office:value-type="string" calcext:value-type="string">
            <text:p>XI@33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Verhavert Joeri</text:p>
          </table:table-cell>
          <table:table-cell table:number-columns-repeated="2" office:value-type="string" calcext:value-type="string">
            <text:p>XLC4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Meestal</text:p>
          </table:table-cell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Vandenbruwaene Sander</text:p>
          </table:table-cell>
          <table:table-cell table:number-columns-repeated="2" office:value-type="string" calcext:value-type="string">
            <text:p>XP&gt;4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/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Tinitus (oorsuizingen);Paniekaanvallen;Nachtmerries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Spiesschaert Jorik</text:p>
          </table:table-cell>
          <table:table-cell table:number-columns-repeated="2" office:value-type="string" calcext:value-type="string">
            <text:p>XPK3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Vyvey Kjell</text:p>
          </table:table-cell>
          <table:table-cell office:value-type="string" calcext:value-type="string">
            <text:p>XSW15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Jacobs Piet</text:p>
          </table:table-cell>
          <table:table-cell office:value-type="string" calcext:value-type="string">
            <text:p>XXL4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Vancompernolle Sean</text:p>
          </table:table-cell>
          <table:table-cell office:value-type="string" calcext:value-type="string">
            <text:p>XYG1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Van Wonterghem Jannes</text:p>
          </table:table-cell>
          <table:table-cell office:value-type="string" calcext:value-type="string">
            <text:p>Y??47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Boone Robin</text:p>
          </table:table-cell>
          <table:table-cell office:value-type="string" calcext:value-type="string">
            <text:p>YCQ50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Grillaert Ruben</text:p>
          </table:table-cell>
          <table:table-cell table:number-columns-repeated="2" office:value-type="string" calcext:value-type="string">
            <text:p>YSW39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Gypers Alexander</text:p>
          </table:table-cell>
          <table:table-cell office:value-type="string" calcext:value-type="string">
            <text:p>YTQ32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C1@S2</text:p>
          </table:table-cell>
          <table:table-cell office:value-type="string" calcext:value-type="string">
            <text:p>Lersberghe Nick</text:p>
          </table:table-cell>
          <table:table-cell office:value-type="string" calcext:value-type="string">
            <text:p>YYO47</text:p>
          </table:table-cell>
          <table:table-cell office:value-type="string" calcext:value-type="string">
            <text:p>YY04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Trinquet Arjen</text:p>
          </table:table-cell>
          <table:table-cell office:value-type="string" calcext:value-type="string">
            <text:p>Z?W18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LE/2A@S2</text:p>
          </table:table-cell>
          <table:table-cell office:value-type="string" calcext:value-type="string">
            <text:p>Van Damme Pieter-Jan</text:p>
          </table:table-cell>
          <table:table-cell office:value-type="string" calcext:value-type="string">
            <text:p>Z&gt;A18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Sergeant Wannes</text:p>
          </table:table-cell>
          <table:table-cell table:number-columns-repeated="2" office:value-type="string" calcext:value-type="string">
            <text:p>ZDI4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</table:table-row>
        <table:table-row table:style-name="ro1">
          <table:table-cell office:value-type="string" calcext:value-type="string">
            <text:p>PBA-TIN-TI/2C2@S2</text:p>
          </table:table-cell>
          <table:table-cell office:value-type="string" calcext:value-type="string">
            <text:p>Verstichelen Ferre</text:p>
          </table:table-cell>
          <table:table-cell office:value-type="string" calcext:value-type="string">
            <text:p>ZEQ12</text:p>
          </table:table-cell>
          <table:table-cell office:value-type="string" calcext:value-type="string">
            <text:p>zeq12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en modeltrajec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agelijks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De Rijcke Yordi</text:p>
          </table:table-cell>
          <table:table-cell office:value-type="string" calcext:value-type="string">
            <text:p>ZG=14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B1@S2</text:p>
          </table:table-cell>
          <table:table-cell office:value-type="string" calcext:value-type="string">
            <text:p>Troch Olivier</text:p>
          </table:table-cell>
          <table:table-cell office:value-type="string" calcext:value-type="string">
            <text:p>ZGS33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2-TI/2A@S2</text:p>
          </table:table-cell>
          <table:table-cell office:value-type="string" calcext:value-type="string">
            <text:p>Olivier Yannick</text:p>
          </table:table-cell>
          <table:table-cell office:value-type="string" calcext:value-type="string">
            <text:p>ZH?19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A2@S2</text:p>
          </table:table-cell>
          <table:table-cell office:value-type="string" calcext:value-type="string">
            <text:p>Coorevits Arno</text:p>
          </table:table-cell>
          <table:table-cell table:number-columns-repeated="2" office:value-type="string" calcext:value-type="string">
            <text:p>ZHN3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en aangepast trajec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</table:table-row>
        <table:table-row table:style-name="ro1">
          <table:table-cell office:value-type="string" calcext:value-type="string">
            <text:p>PBA-TIN-TI/2B2@S2</text:p>
          </table:table-cell>
          <table:table-cell office:value-type="string" calcext:value-type="string">
            <text:p>Vanmanshoven Fé</text:p>
          </table:table-cell>
          <table:table-cell office:value-type="string" calcext:value-type="string">
            <text:p>ZM?20</text:p>
          </table:table-cell>
          <table:table-cell table:style-name="Default" table:number-columns-repeated="28"/>
        </table:table-row>
        <table:table-row table:style-name="ro1">
          <table:table-cell office:value-type="string" calcext:value-type="string">
            <text:p>PBA-TIN-TI/2A1@S2</text:p>
          </table:table-cell>
          <table:table-cell office:value-type="string" calcext:value-type="string">
            <text:p>Gryp Elias</text:p>
          </table:table-cell>
          <table:table-cell office:value-type="string" calcext:value-type="string">
            <text:p>ZX&gt;32</text:p>
          </table:table-cell>
          <table:table-cell table:style-name="Default" table:number-columns-repeated="28"/>
        </table:table-row>
      </table:table>
      <table:table table:name="forms" table:style-name="ta1">
        <office:forms form:automatic-focus="false" form:apply-design-mode="false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9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4" table:default-cell-style-name="ce10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7" table:default-cell-style-name="ce4"/>
        <table:table-column table:style-name="co30" table:default-cell-style-name="ce4"/>
        <table:table-column table:style-name="co31" table:default-cell-style-name="ce4"/>
        <table:table-column table:style-name="co32" table:number-columns-repeated="4" table:default-cell-style-name="ce4"/>
        <table:table-column table:style-name="co7" table:default-cell-style-name="ce4"/>
        <table:table-column table:style-name="co30" table:default-cell-style-name="ce4"/>
        <table:table-column table:style-name="co31" table:default-cell-style-name="ce4"/>
        <table:table-column table:style-name="co32" table:number-columns-repeated="4" table:default-cell-style-name="ce4"/>
        <table:table-row table:style-name="ro1">
          <table:table-cell table:style-name="ce8" office:value-type="string" calcext:value-type="string">
            <text:p>cod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muziek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eboortejaar</text:p>
          </table:table-cell>
          <table:table-cell office:value-type="string" calcext:value-type="string">
            <text:p>woonplaats</text:p>
          </table:table-cell>
          <table:table-cell office:value-type="string" calcext:value-type="string">
            <text:p>godsdienst</text:p>
          </table:table-cell>
          <table:table-cell office:value-type="string" calcext:value-type="string">
            <text:p>moedertaal</text:p>
          </table:table-cell>
          <table:table-cell office:value-type="string" calcext:value-type="string">
            <text:p>diploma_vader</text:p>
          </table:table-cell>
          <table:table-cell office:value-type="string" calcext:value-type="string">
            <text:p>diploma_moeder</text:p>
          </table:table-cell>
          <table:table-cell office:value-type="string" calcext:value-type="string">
            <text:p>secundair</text:p>
          </table:table-cell>
          <table:table-cell office:value-type="string" calcext:value-type="string">
            <text:p>uren_wiskunde</text:p>
          </table:table-cell>
          <table:table-cell office:value-type="string" calcext:value-type="string">
            <text:p>uren_nederlands</text:p>
          </table:table-cell>
          <table:table-cell office:value-type="string" calcext:value-type="string">
            <text:p>vakken_hernemen</text:p>
          </table:table-cell>
          <table:table-cell office:value-type="string" calcext:value-type="string">
            <text:p>studie_efficientie</text:p>
          </table:table-cell>
          <table:table-cell office:value-type="string" calcext:value-type="string">
            <text:p>inschrijving_ozt</text:p>
          </table:table-cell>
          <table:table-cell office:value-type="string" calcext:value-type="string">
            <text:p>traject</text:p>
          </table:table-cell>
          <table:table-cell office:value-type="string" calcext:value-type="string">
            <text:p>keuze_2ti</text:p>
          </table:table-cell>
          <table:table-cell office:value-type="string" calcext:value-type="string">
            <text:p>leerstoornis</text:p>
          </table:table-cell>
          <table:table-cell office:value-type="string" calcext:value-type="string">
            <text:p>beweging_ud</text:p>
          </table:table-cell>
          <table:table-cell office:value-type="string" calcext:value-type="string">
            <text:p>sport_uw</text:p>
          </table:table-cell>
          <table:table-cell office:value-type="string" calcext:value-type="string">
            <text:p>boeken_m</text:p>
          </table:table-cell>
          <table:table-cell office:value-type="string" calcext:value-type="string">
            <text:p>alcohol_w</text:p>
          </table:table-cell>
          <table:table-cell office:value-type="string" calcext:value-type="string">
            <text:p>frq_cannabis</text:p>
          </table:table-cell>
          <table:table-cell table:style-name="ce4" office:value-type="string" calcext:value-type="string">
            <text:p>uur_slaap</text:p>
          </table:table-cell>
          <table:table-cell office:value-type="string" calcext:value-type="string">
            <text:p>slaapkwaliteit</text:p>
          </table:table-cell>
          <table:table-cell office:value-type="string" calcext:value-type="string">
            <text:p>slaappatroon</text:p>
          </table:table-cell>
          <table:table-cell office:value-type="string" calcext:value-type="string">
            <text:p>wakker_worden</text:p>
          </table:table-cell>
          <table:table-cell table:style-name="ce8" office:value-type="string" calcext:value-type="string">
            <text:p>code_1</text:p>
          </table:table-cell>
          <table:table-cell office:value-type="string" calcext:value-type="string">
            <text:p>score_1</text:p>
          </table:table-cell>
          <table:table-cell office:value-type="string" calcext:value-type="string">
            <text:p>uren_slaap_1</text:p>
          </table:table-cell>
          <table:table-cell office:value-type="string" calcext:value-type="string">
            <text:p>interessant_1</text:p>
          </table:table-cell>
          <table:table-cell office:value-type="string" calcext:value-type="string">
            <text:p>uitgerust_1</text:p>
          </table:table-cell>
          <table:table-cell office:value-type="string" calcext:value-type="string">
            <text:p>gestresseerd_1</text:p>
          </table:table-cell>
          <table:table-cell office:value-type="string" calcext:value-type="string">
            <text:p>onthouden_1</text:p>
          </table:table-cell>
          <table:table-cell table:style-name="ce11" office:value-type="string" calcext:value-type="string">
            <text:p>code_2</text:p>
          </table:table-cell>
          <table:table-cell office:value-type="string" calcext:value-type="string">
            <text:p>score_2</text:p>
          </table:table-cell>
          <table:table-cell office:value-type="string" calcext:value-type="string">
            <text:p>uren_slaap_2</text:p>
          </table:table-cell>
          <table:table-cell office:value-type="string" calcext:value-type="string">
            <text:p>interessant_2</text:p>
          </table:table-cell>
          <table:table-cell office:value-type="string" calcext:value-type="string">
            <text:p>uitgerust_2</text:p>
          </table:table-cell>
          <table:table-cell office:value-type="string" calcext:value-type="string">
            <text:p>gestresseerd_2</text:p>
          </table:table-cell>
          <table:table-cell office:value-type="string" calcext:value-type="string">
            <text:p>onthouden_2</text:p>
          </table:table-cell>
        </table:table-row>
        <table:table-row table:style-name="ro1">
          <table:table-cell table:style-name="ce5" office:value-type="string" calcext:value-type="string">
            <text:p>?=G4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Niet benoemde leerstoornis;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?=G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?=64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table:style-name="ce3" office:value-type="string" calcext:value-type="string">
            <text:p>?FQ4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utisme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Elke nacht</text:p>
          </table:table-cell>
          <table:table-cell office:value-type="string" calcext:value-type="string">
            <text:p>?FQ4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?FQ4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table:style-name="ce5" office:value-type="string" calcext:value-type="string">
            <text:p>?l?2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?I?2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?I?2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table:style-name="ce5" office:value-type="string" calcext:value-type="string">
            <text:p>?MS8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?MS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?MS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Helemaal 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table:style-name="ce5" office:value-type="string" calcext:value-type="string">
            <text:p>?OA36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?OQ3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?Oa3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?QL2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?QL22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?QL2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?ZA1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?ZA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?ZA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?ZB3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?ZB3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?ZB3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@==16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@==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@==1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@EM3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Tinitus (oorsuizingen);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@EM3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@EM3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@J=4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Weet nie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@J=4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.5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@J=4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@UI1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table:style-name="Default" table:number-columns-repeated="7"/>
          <table:table-cell office:value-type="string" calcext:value-type="string">
            <text:p>@UI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@vp1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@UP1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@up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@VT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@vt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@vt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Helemaal eens</text:p>
          </table:table-cell>
          <table:table-cell table:number-columns-repeated="2"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&lt;AN4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nkele keren per maan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  <table:table-cell table:number-columns-repeated="7"/>
          <table:table-cell office:value-type="string" calcext:value-type="string">
            <text:p>&lt;AN4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&lt;EL4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Paniekaanvallen;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&lt;EL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&lt;EL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&lt;JA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e school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&lt;JA5</text:p>
          </table:table-cell>
          <table:table-cell table:number-columns-repeated="2"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&lt;JA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&lt;LT1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buiten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&lt;LT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Noch eens, noch on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RJ2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Weet nie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&lt;RJ2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Eens</text:p>
          </table:table-cell>
          <table:table-cell office:value-type="string" calcext:value-type="string">
            <text:p>&lt;RJ2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&lt;TQ3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&lt;TQ3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&lt;TQ3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&lt;UR3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&lt;UR3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&lt;UR3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&lt;UZ1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Tinitus (oorsuizingen)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&lt;UZ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&lt;UZ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table:number-columns-repeated="2"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&lt;xcv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Fran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&lt;xn3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Fran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&lt;XN3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&lt;XN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&lt;xy3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&lt;XY3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&lt;xy3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=0@4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e school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=0@44</text:p>
          </table:table-cell>
          <table:table-cell office:value-type="string" calcext:value-type="string">
            <text:p>8</text:p>
          </table:table-cell>
          <table:table-cell/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=0@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=BX4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=BX44</text:p>
          </table:table-cell>
          <table:table-cell table:number-columns-repeated="2"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=BX4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=CP4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=CP4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=CP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=WI4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=WI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=WI43</text:p>
          </table:table-cell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=x@1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=X@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=X@1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Helemaal oneens</text:p>
          </table:table-cell>
        </table:table-row>
        <table:table-row table:style-name="ro1">
          <table:table-cell office:value-type="string" calcext:value-type="string">
            <text:p>=y@3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Zeer 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=Y@3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7.3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=y@3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&gt;&lt;E3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Weet niet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nkele keren per week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&gt;&lt;E3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0@3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ss;AD(H)D;Dyslexie;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&gt;0@3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&gt;0|&amp;3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&gt;AK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&gt;AY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&gt;AK3</text:p>
          </table:table-cell>
          <table:table-cell office:value-type="string" calcext:value-type="string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AY2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-49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  <table:table-cell table:style-name="Default" table:number-columns-repeated="7"/>
          <table:table-cell office:value-type="string" calcext:value-type="string">
            <text:p>&gt;AY2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&gt;CJ4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&gt;CJ4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&gt;CJ4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&gt;DX15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SS;AD(H)D;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1DX1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&gt;DV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&gt;FJ30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&gt;FJ3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&gt;FJ3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&gt;IX24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&gt;IX2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&gt;SS25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&gt;ss2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&gt;V@5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4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Master of equivalent buiten universitei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&gt;V@50</text:p>
          </table:table-cell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&gt;V@5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number-columns-repeated="3"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2018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Anders</text:p>
          </table:table-cell>
          <table:table-cell table:number-columns-repeated="2" office:value-type="string" calcext:value-type="string">
            <text:p>Master of equivalent universiteit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201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table:number-columns-repeated="3" office:value-type="string" calcext:value-type="string">
            <text:p>Noch eens, noch oneens</text:p>
          </table:table-cell>
          <table:table-cell office:value-type="string" calcext:value-type="string">
            <text:p>2018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3078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Geen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3078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3078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4464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Nachtmerries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4464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4464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5301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530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5301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table:number-columns-repeated="3"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56839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683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5683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.5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57939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79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5793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A=R4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A=R4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A=RGO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AAP49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AAP4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U24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AAU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AAV2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ACD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Tinitus (oorsuizingen);Nachtmerries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ACD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ACD6</text:p>
          </table:table-cell>
          <table:table-cell table:number-columns-repeated="2" office:value-type="string" calcext:value-type="string">
            <text:p>7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AG&lt;3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AG&lt;3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.75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AGC3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ALS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Tinitus (oorsuizingen);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table:style-name="Default" table:number-columns-repeated="7"/>
          <table:table-cell office:value-type="string" calcext:value-type="string">
            <text:p>ALS7</text:p>
          </table:table-cell>
          <table:table-cell table:number-columns-repeated="2" office:value-type="string" calcext:value-type="string">
            <text:p>7</text:p>
          </table:table-cell>
          <table:table-cell table:number-columns-repeated="4"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AOF5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table:style-name="Default" table:number-columns-repeated="7"/>
          <table:table-cell office:value-type="string" calcext:value-type="string">
            <text:p>AOF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APO3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-49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epressie;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APO3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S1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Meermaals per nacht</text:p>
          </table:table-cell>
          <table:table-cell office:value-type="string" calcext:value-type="string">
            <text:p>ATS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4" office:value-type="string" calcext:value-type="string">
            <text:p>Eens</text:p>
          </table:table-cell>
          <table:table-cell office:value-type="string" calcext:value-type="string">
            <text:p>ATS11</text:p>
          </table:table-cell>
          <table:table-cell office:value-type="string" calcext:value-type="string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D2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Fran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AXD2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AXD2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BAF8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BAF8</text:p>
          </table:table-cell>
          <table:table-cell office:value-type="string" calcext:value-type="string">
            <text:p>16</text:p>
          </table:table-cell>
          <table:table-cell table:style-name="Default" table:number-columns-repeated="5"/>
          <table:table-cell office:value-type="string" calcext:value-type="string">
            <text:p>BAF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BE?1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BE?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BE?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BH&lt;1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BH&lt;1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BH&lt;1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table:number-columns-repeated="3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BMS3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BM3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BMS3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BOM2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BOM2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BOM2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BSW1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BSW1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BZW1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BZF26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BZF2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BZF2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table:number-columns-repeated="3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c?g4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Arabisch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nkele keren per maan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C?G47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C?G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CCD4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CCD4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CCD4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CXW2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CXW2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CXW2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CYW1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CYW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4" office:value-type="string" calcext:value-type="string">
            <text:p>Noch eens, noch on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Z&lt;20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CZ&lt;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C2&lt;2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table:number-columns-repeated="3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CZZ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CZZ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CZZ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</table:table-row>
        <table:table-row table:style-name="ro1">
          <table:table-cell office:value-type="string" calcext:value-type="string">
            <text:p>DCV3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Weet nie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DCV3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DCV3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DKT49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DKT4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DKT4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DL@3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dl@3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Eens</text:p>
          </table:table-cell>
          <table:table-cell office:value-type="string" calcext:value-type="string">
            <text:p>DL@3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DQ&gt;4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DQ&gt;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DQ&gt;4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DYZ3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nxiety;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dyz3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DY3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&lt;=34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E&lt;=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&lt;=3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E=?1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E=?1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Helemaal 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=?15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E&gt;=4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E&gt;=49</text:p>
          </table:table-cell>
          <table:table-cell table:number-columns-repeated="2"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E&gt;=4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ECH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table:style-name="Default" table:number-columns-repeated="7"/>
          <table:table-cell office:value-type="string" calcext:value-type="string">
            <text:p>ECH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ECN5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Engel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B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Dyslexie;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Meermaals per nacht</text:p>
          </table:table-cell>
          <table:table-cell office:value-type="string" calcext:value-type="string">
            <text:p>ECN5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ED27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EEF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table:number-columns-repeated="4" office:value-type="string" calcext:value-type="string">
            <text:p>Noch eens, noch on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EF1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table:style-name="Default" table:number-columns-repeated="7"/>
          <table:table-cell office:value-type="string" calcext:value-type="string">
            <text:p>EEF1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EFU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Enkele keren per week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EFUZ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Helemaal 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KQ1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EKQ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EKQ1</text:p>
          </table:table-cell>
          <table:table-cell office:value-type="string" calcext:value-type="string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KZ3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EKZ36</text:p>
          </table:table-cell>
          <table:table-cell office:value-type="string" calcext:value-type="string">
            <text:p>14</text:p>
          </table:table-cell>
          <table:table-cell table:number-columns-repeated="5"/>
          <table:table-cell office:value-type="string" calcext:value-type="string">
            <text:p>EKZ36</text:p>
          </table:table-cell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EOW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epressie;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slecht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EOW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EOW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ERT3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ERT3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ERT3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Eens</text:p>
          </table:table-cell>
          <table:table-cell table:number-columns-repeated="3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EU?49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EU?4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EY?4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eyt3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EYT3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EYT3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F=W46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F=W4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F=W4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</table:table-row>
        <table:table-row table:style-name="ro1">
          <table:table-cell office:value-type="string" calcext:value-type="string">
            <text:p>FED2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FED2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FED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table:number-columns-repeated="2"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FIJ1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Lichte vorm van ADD;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FIJ1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FIJ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oneens</text:p>
          </table:table-cell>
        </table:table-row>
        <table:table-row table:style-name="ro1">
          <table:table-cell office:value-type="string" calcext:value-type="string">
            <text:p>FK?4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Nachtmerries;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FK?4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Eens</text:p>
          </table:table-cell>
          <table:table-cell table:number-columns-repeated="2" office:value-type="string" calcext:value-type="string">
            <text:p>Helemaal on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47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fla4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FLA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FMI2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FMI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FMI2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FUP3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Nee;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FUP3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VC3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1999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Dyslexie;Nachtmerries;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FVC3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FVC3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G&lt;S31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Dyslexie;Paniekaanvallen;Nachtmerries;Depressie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G&lt;S3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G&lt;S3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GBT3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GBT3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gbt3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GIB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GIB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GIB7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GNL28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Doctoraa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Dyslexie;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Meestal</text:p>
          </table:table-cell>
          <table:table-cell table:style-name="Default" table:number-columns-repeated="7"/>
          <table:table-cell office:value-type="string" calcext:value-type="string">
            <text:p>GNL2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GQ@40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GSI2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buiten universitei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GS12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GS12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Oneens</text:p>
          </table:table-cell>
          <table:table-cell table:number-columns-repeated="3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GSX5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GSX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GSXS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GTS5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nkele keren per week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GTS5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GTS50</text:p>
          </table:table-cell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GX&lt;1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GX&lt;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YN4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GYN4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GYN4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table:number-columns-repeated="3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HA?9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HA?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A?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hch9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Paniekaanvallen;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HCH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cH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HFI44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HFI44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FI4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HFX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Weet nie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HFx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HFX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HHX2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hhx2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HX2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.5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HJK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Gehoorverlies;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HJK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JK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HPK2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HPK2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QU4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HQ4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HQU4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HRD1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HRD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HRD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HTN42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/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HTN4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TN4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HXE3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-49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table:number-columns-repeated="7"/>
          <table:table-cell office:value-type="string" calcext:value-type="string">
            <text:p>HXE3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HZG2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HZG2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ZG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I?=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I?=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I?=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I@M5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I@M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I@M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table:number-columns-repeated="3"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IHZ2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IHZ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IHZ21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</table:table-row>
        <table:table-row table:style-name="ro1">
          <table:table-cell office:value-type="string" calcext:value-type="string">
            <text:p>ISS29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2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Ander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Geen;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iss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XA2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Weet nie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IXA2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Helemaal eens</text:p>
          </table:table-cell>
          <table:table-cell office:value-type="string" calcext:value-type="string">
            <text:p>IXA2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IXJ4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Kleurengestoord;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IXJ4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IXJ4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IYM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-49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IYm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och eens, noch oneens</text:p>
          </table:table-cell>
          <table:table-cell/>
          <table:table-cell office:value-type="string" calcext:value-type="string">
            <text:p>Noch eens, noch oneens</text:p>
          </table:table-cell>
          <table:table-cell office:value-type="string" calcext:value-type="string">
            <text:p>IyM1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IZO4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IZO4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=T4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Autisme spectrum stoornis ;AD(H)D;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J=T4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J=T4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JGF42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JGF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JUK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JUK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JUK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JV?34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Turk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nkele keren per wee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JV?34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JV?3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JVF21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JVF2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JVF2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JWD4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JDW4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JDW4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JXE3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Weet nie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epressie;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Elke nacht</text:p>
          </table:table-cell>
          <table:table-cell office:value-type="string" calcext:value-type="string">
            <text:p>JXE3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JXE3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K=T3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Tinitus (oorsuizingen)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K=T3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K=T3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KDU4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isortografie;Tinitus (oorsuizingen);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KDU4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KDU43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KDUV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isortografie;Tinitus (oorsuizingen);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M2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KLM2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KLM2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KML3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-49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Dyslexie;Nachtmerries;Depressie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KML3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KML3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KPH1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slecht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KPH1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KPH4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KPS33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Anders</text:p>
          </table:table-cell>
          <table:table-cell/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nxiety;AD(H)D;Paniekaanvallen;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KPS3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KPS3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.5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KSD3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moslim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Weet nie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S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KS03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KSD36</text:p>
          </table:table-cell>
          <table:table-cell table:number-columns-repeated="2" office:value-type="string" calcext:value-type="string">
            <text:p>6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kyx4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Anders</text:p>
          </table:table-cell>
          <table:table-cell table:number-columns-repeated="2" office:value-type="string" calcext:value-type="string">
            <text:p>Weet nie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KYX4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/>
          <table:table-cell office:value-type="string" calcext:value-type="string">
            <text:p>Eens</text:p>
          </table:table-cell>
          <table:table-cell office:value-type="string" calcext:value-type="string">
            <text:p>KYX4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KZQ22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utismespectrumstoornis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KZQ2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KZQ2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LED2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Depressie;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Elke nacht</text:p>
          </table:table-cell>
          <table:table-cell office:value-type="string" calcext:value-type="string">
            <text:p>LED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LED2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LKD4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Lagere school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LKD4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LKD4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LMA1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-49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Wekelijk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LMA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LMA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LQB2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LQB2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table:number-columns-repeated="3" office:value-type="string" calcext:value-type="string">
            <text:p>Eens</text:p>
          </table:table-cell>
          <table:table-cell office:value-type="string" calcext:value-type="string">
            <text:p>LQB2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table:number-columns-repeated="2"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LQT4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Nachtmerries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LQT4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LQT4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table:number-columns-repeated="3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LS@1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Tinitus (oorsuizingen);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agelijks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LS@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LS@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M&lt;H2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Nachtmerries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M&lt;H2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M&lt;H29</text:p>
          </table:table-cell>
          <table:table-cell table:number-columns-repeated="2" office:value-type="string" calcext:value-type="string">
            <text:p>6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M&gt;K3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M&gt;K3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M&gt;K3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MKK1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MKK1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KZ2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Elke nacht</text:p>
          </table:table-cell>
          <table:table-cell office:value-type="string" calcext:value-type="string">
            <text:p>MKZ2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Helemaal eens</text:p>
          </table:table-cell>
          <table:table-cell table:number-columns-repeated="3" office:value-type="string" calcext:value-type="string">
            <text:p>Noch eens, noch oneens</text:p>
          </table:table-cell>
          <table:table-cell office:value-type="string" calcext:value-type="string">
            <text:p>MKZ2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MPO3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MPO3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MPO3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MW&lt;18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MW&lt;1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MW&lt;1B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N?E3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N?E3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2E3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N@F1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N@F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@f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Helemaal oneens</text:p>
          </table:table-cell>
        </table:table-row>
        <table:table-row table:style-name="ro1">
          <table:table-cell office:value-type="string" calcext:value-type="string">
            <text:p>NBI4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moslim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Weet niet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NBi4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NBi4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NH13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NH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H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NIG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BSO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iscalculie, insomnia;AD(H)D;Dyslexie;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4.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NIG1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NiG1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NWP20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NWP2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NWP20</text:p>
          </table:table-cell>
          <table:table-cell table:number-columns-repeated="2"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NXB1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Geen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Bipolaire stoornis;AD(H)D;Paniekaanvallen;Depressie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nkele keren per maan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NXB1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Noch eens, noch on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?L3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Tinitus (oorsuizingen)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  <table:table-cell table:number-columns-repeated="7"/>
          <table:table-cell office:value-type="string" calcext:value-type="string">
            <text:p>o?l3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O&gt;@20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NP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Tinitus (oorsuizingen)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er 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ONP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ONP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OVR33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0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&lt;E20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P&lt;E2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@2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PC@2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PC@2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</table:table-row>
        <table:table-row table:style-name="ro1">
          <table:table-cell office:value-type="string" calcext:value-type="string">
            <text:p>PWJ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moslim</text:p>
          </table:table-cell>
          <table:table-cell office:value-type="string" calcext:value-type="string">
            <text:p>Turk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Depressie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table:style-name="Default" table:number-columns-repeated="7"/>
          <table:table-cell office:value-type="string" calcext:value-type="string">
            <text:p>PWJ5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Q&lt;M3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Q&lt;M3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On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=P1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Q=P1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q=P1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QE1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QE1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6</text:p>
          </table:table-cell>
          <table:table-cell table:number-columns-repeated="4" office:value-type="string" calcext:value-type="string">
            <text:p>Noch eens, noch on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OV4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QOV4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</text:p>
          </table:table-cell>
          <table:table-cell table:number-columns-repeated="3"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QOV4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table:number-columns-repeated="3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QQA49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QQA4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QQA4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&gt;R4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R&gt;R4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R&gt;R4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RJI2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RJ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RJ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RPQ21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.S.S.;Dyslexie;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RPQ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Rpq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RQM3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RQM3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RQM3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table:number-columns-repeated="2"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RZN29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RZN2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RZN2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S?S2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Slaapstoornissen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S?S2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Helemaal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S?S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S=C6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ortography;Dyslexie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S=C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S=C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scl4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Dagelijk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SCL4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/>
          <table:table-cell office:value-type="string" calcext:value-type="string">
            <text:p>Noch eens, noch oneens</text:p>
          </table:table-cell>
          <table:table-cell office:value-type="string" calcext:value-type="string">
            <text:p>SCL4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SDQ1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SDQ1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SDQ1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table:number-columns-repeated="3"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SJ&lt;31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SJ&lt;3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</text:p>
          </table:table-cell>
          <table:table-cell/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SJ&lt;3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SKX5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epressie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SKX5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SKX5Q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SM&gt;1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SM&gt;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SM&gt;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SMV1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Meermaals per nac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MW23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SMW2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SMW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SPG1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Zeer 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SPG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Helemaal 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SPG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One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z34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SXZ3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A1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SYA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table:number-columns-repeated="3" office:value-type="string" calcext:value-type="string">
            <text:p>Eens</text:p>
          </table:table-cell>
          <table:table-cell office:value-type="string" calcext:value-type="string">
            <text:p>5YA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T@N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hyperacusis;Nachtmerries;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slecht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Meermaals per nacht</text:p>
          </table:table-cell>
          <table:table-cell office:value-type="string" calcext:value-type="string">
            <text:p>T@N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T@N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/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TAB2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Fysieke beperking (rolwagen);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nkele keren per week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TAB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TAB22</text:p>
          </table:table-cell>
          <table:table-cell office:value-type="string" calcext:value-type="string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bo3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nkele keren per week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TBO3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TBO3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TLW32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Weet nie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TLW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TLW3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/>
          <table:table-cell table:number-columns-repeated="2"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TM=1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Enkele keren per maan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TM=1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TM=17</text:p>
          </table:table-cell>
          <table:table-cell office:value-type="string" calcext:value-type="string">
            <text:p>18</text:p>
          </table:table-cell>
          <table:table-cell/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TMF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Paniekaanvallen;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TMF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NO2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Wekelijk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TNOZ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Helemaal 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TNO2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TQ?31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TQ?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.5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TQ?3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TTS4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moslim</text:p>
          </table:table-cell>
          <table:table-cell office:value-type="string" calcext:value-type="string">
            <text:p>Arabisch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Geen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TTS4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TTS4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TTZ3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Tinitus (oorsuizingen)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nkele keren per maan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Meermaals per nacht</text:p>
          </table:table-cell>
          <table:table-cell office:value-type="string" calcext:value-type="string">
            <text:p>TTZ3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TTZ3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Oneens</text:p>
          </table:table-cell>
        </table:table-row>
        <table:table-row table:style-name="ro1">
          <table:table-cell office:value-type="string" calcext:value-type="string">
            <text:p>TUD4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Weet nie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AD(H)D;Dyslexie;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TUD4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TUD4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U@?1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NLD;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U@?1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u@?1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U=M1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Lager secundair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U=M1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U=M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UA09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  <table:table-cell table:style-name="Default" table:number-columns-repeated="7"/>
          <table:table-cell office:value-type="string" calcext:value-type="string">
            <text:p>UA0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UAQ26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UAQ2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UAQ2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UOD2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nkele keren per week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UOD2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UOD2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UTZ1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UTZ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W?24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UW?2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UW?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v&gt;@27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Dorp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V&gt;@2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V&gt;@2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VFG45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VFG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VFG4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VWC1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moslim</text:p>
          </table:table-cell>
          <table:table-cell office:value-type="string" calcext:value-type="string">
            <text:p>Ander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VWC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VWC1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ch eens, noch oneens</text:p>
          </table:table-cell>
          <table:table-cell table:number-columns-repeated="3"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W?I4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Fran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Autisme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W?I4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W?I4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W&lt;B3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epressie;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W&lt;B36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W&lt;B3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WEI22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er 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WEI2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WE12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WHR39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WHR3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table:number-columns-repeated="3"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WHR3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WQZ46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-24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Tinitus (oorsuizingen)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aandelijk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WQZ4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WQZ4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WXH2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WXH23</text:p>
          </table:table-cell>
          <table:table-cell table:number-columns-repeated="2"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WXH23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WYT29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-49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table:number-columns-repeated="7"/>
          <table:table-cell office:value-type="string" calcext:value-type="string">
            <text:p>WYT2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.5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</table:table-row>
        <table:table-row table:style-name="ro1">
          <table:table-cell office:value-type="string" calcext:value-type="string">
            <text:p>X?T4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X?T4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X?T4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X&lt;D4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GEEN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=R1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3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Weet nie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4.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X=R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X=R1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xg@2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xg@26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Noch eens, noch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XG@2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</table:table-row>
        <table:table-row table:style-name="ro1">
          <table:table-cell office:value-type="string" calcext:value-type="string">
            <text:p>XL&lt;3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XL&lt;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XK&lt;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XLC4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Meestal</text:p>
          </table:table-cell>
          <table:table-cell office:value-type="string" calcext:value-type="string">
            <text:p>XLC4</text:p>
          </table:table-cell>
          <table:table-cell office:value-type="string" calcext:value-type="string">
            <text:p>7</text:p>
          </table:table-cell>
          <table:table-cell table:number-columns-repeated="5"/>
          <table:table-cell office:value-type="string" calcext:value-type="string">
            <text:p>XLC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XP&gt;4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/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AD(H)D;Tinitus (oorsuizingen);Paniekaanvallen;Nachtmerries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xp&gt;4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XP&gt;4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XPK3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XPK3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XPK3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XTD4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Zeer on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XTD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table:number-columns-repeated="2" office:value-type="string" calcext:value-type="string">
            <text:p>E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VU2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XVU2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XVU2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YE&lt;36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Dorp</text:p>
          </table:table-cell>
          <table:table-cell/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On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YE&lt;3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YE&lt;36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YLH25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YLH2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YLH2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</table:table-row>
        <table:table-row table:style-name="ro1">
          <table:table-cell office:value-type="string" calcext:value-type="string">
            <text:p>YQD41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gno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YQD4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YQD4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Helemaal eens</text:p>
          </table:table-cell>
          <table:table-cell table:number-columns-repeated="2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YSW39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 office:value-type="string" calcext:value-type="string">
            <text:p>Dyslexie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YSW3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YSW3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Y047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yy04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Eens</text:p>
          </table:table-cell>
          <table:table-cell office:value-type="string" calcext:value-type="string">
            <text:p>Helemaal 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YY04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table:number-columns-repeated="3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ZDB28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Lager secundair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Nachtmerries OZT en POD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ZDB2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ZDB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ZDI48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Bachelor of equivalen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Af en toe</text:p>
          </table:table-cell>
          <table:table-cell office:value-type="string" calcext:value-type="string">
            <text:p>ZDI4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ens</text:p>
          </table:table-cell>
          <table:table-cell table:number-columns-repeated="2" office:value-type="string" calcext:value-type="string">
            <text:p>Oneens</text:p>
          </table:table-cell>
          <table:table-cell office:value-type="string" calcext:value-type="string">
            <text:p>Helemaal eens</text:p>
          </table:table-cell>
          <table:table-cell office:value-type="string" calcext:value-type="string">
            <text:p>ZDI4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q12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atheïst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Bachelor of equivalent</text:p>
          </table:table-cell>
          <table:table-cell office:value-type="string" calcext:value-type="string">
            <text:p>Master of equivalent universiteit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75-100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ysteembeheer</text:p>
          </table:table-cell>
          <table:table-cell office:value-type="string" calcext:value-type="string">
            <text:p>AD(H)D;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agelijks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Zeer goed</text:p>
          </table:table-cell>
          <table:table-cell office:value-type="string" calcext:value-type="string">
            <text:p>Regelmatig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zeq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zeq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Oneens</text:p>
          </table:table-cell>
          <table:table-cell table:number-columns-repeated="3"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ZHN37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table:number-columns-repeated="2"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ZHN3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ZHN3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ens</text:p>
          </table:table-cell>
          <table:table-cell office:value-type="string" calcext:value-type="string">
            <text:p>Noch eens, noch oneens</text:p>
          </table:table-cell>
          <table:table-cell office:value-type="string" calcext:value-type="string">
            <text:p>Oneens</text:p>
          </table:table-cell>
          <table:table-cell office:value-type="string" calcext:value-type="string">
            <text:p>Noch eens, noch oneens</text:p>
          </table:table-cell>
        </table:table-row>
        <table:table-row table:style-name="ro1">
          <table:table-cell office:value-type="string" calcext:value-type="string">
            <text:p>ZSO2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latteland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octoraat</text:p>
          </table:table-cell>
          <table:table-cell office:value-type="string" calcext:value-type="string">
            <text:p>Hoger secundair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-74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epast</text:p>
          </table:table-cell>
          <table:table-cell office:value-type="string" calcext:value-type="string">
            <text:p>Programmere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ch slecht, noch goed</text:p>
          </table:table-cell>
          <table:table-cell office:value-type="string" calcext:value-type="string">
            <text:p>Noch onregelmatig, noch regelmatig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ZSO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  <table:table-cell office:value-type="string" calcext:value-type="string">
            <text:p>ZSO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Noch eens, noch oneens</text:p>
          </table:table-cell>
        </table:table-row>
        <table:table-row table:style-name="ro1" table:number-rows-repeated="15">
          <table:table-cell table:style-name="Default" table:number-columns-repeated="28"/>
          <table:table-cell table:number-columns-repeated="7"/>
          <table:table-cell table:style-name="Default" table:number-columns-repeated="7"/>
        </table:table-row>
        <table:table-row table:style-name="ro1">
          <table:table-cell table:style-name="Default" table:number-columns-repeated="28"/>
          <table:table-cell table:number-columns-repeated="7"/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studentenlijst.A1:studentenlijst.AE282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forms.A1:forms.AP24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6">
      <number:month/>
      <number:text>/</number:text>
      <number:day/>
      <number:text>/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09:47:14.75501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9:48:54.081752498</meta:creation-date>
    <dc:date>2019-04-23T10:14:52.813383081</dc:date>
    <meta:editing-duration>PT1H40M39S</meta:editing-duration>
    <meta:editing-cycles>50</meta:editing-cycles>
    <meta:generator>LibreOffice/6.1.5.2$Linux_X86_64 LibreOffice_project/10$Build-2</meta:generator>
    <meta:document-statistic meta:table-count="2" meta:cell-count="13743" meta:object-count="0"/>
  </office:meta>
</office:document-meta>
</file>